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</style:style>
    <style:style style:name="P2" style:parent-style-name="Normal" style:family="paragraph">
      <style:paragraph-properties fo:margin-top="0.0694in" fo:margin-bottom="0.0694in" fo:line-height="100%"/>
    </style:style>
    <style:style style:name="T3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4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5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7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8" style:parent-style-name="Normal" style:family="paragraph">
      <style:paragraph-properties fo:margin-top="0.0694in" fo:margin-bottom="0.0694in" fo:line-height="100%"/>
    </style:style>
    <style:style style:name="T9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0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1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2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3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4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5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6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7" style:parent-style-name="Normal" style:family="paragraph">
      <style:paragraph-properties fo:margin-top="0.0694in" fo:margin-bottom="0.0694in" fo:line-height="100%"/>
    </style:style>
    <style:style style:name="T18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9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20" style:parent-style-name="Normal" style:list-style-name="LFO3" style:family="paragraph">
      <style:paragraph-properties fo:margin-top="0.0694in" fo:margin-bottom="0.0694in" fo:line-height="100%"/>
    </style:style>
    <style:style style:name="T21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T22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T23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24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25" style:parent-style-name="Normal" style:family="paragraph">
      <style:paragraph-properties fo:margin-top="0.0694in" fo:margin-bottom="0.0694in" fo:line-height="100%"/>
    </style:style>
    <style:style style:name="T26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27" style:parent-style-name="Normal" style:list-style-name="LFO4" style:family="paragraph">
      <style:paragraph-properties fo:margin-top="0.0694in" fo:margin-bottom="0.0694in" fo:line-height="100%"/>
    </style:style>
    <style:style style:name="T28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T29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T30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31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32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33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34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35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36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37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38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39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40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41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42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43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44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45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46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47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48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49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50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51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52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53" style:parent-style-name="Normal" style:family="paragraph">
      <style:paragraph-properties fo:margin-top="0.0694in" fo:margin-bottom="0.0694in" fo:line-height="100%"/>
    </style:style>
    <style:style style:name="T5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55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56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57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58" style:parent-style-name="Normal" style:family="paragraph">
      <style:paragraph-properties fo:margin-top="0.0694in" fo:margin-bottom="0.0694in" fo:line-height="100%"/>
    </style:style>
    <style:style style:name="T59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60" style:parent-style-name="Normal" style:list-style-name="LFO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1" style:parent-style-name="Normal" style:list-style-name="LFO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2" style:parent-style-name="Normal" style:list-style-name="LFO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3" style:parent-style-name="Normal" style:family="paragraph">
      <style:paragraph-properties fo:margin-top="0.0694in" fo:margin-bottom="0.0694in" fo:line-height="100%"/>
    </style:style>
    <style:style style:name="T6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65" style:parent-style-name="Normal" style:list-style-name="LFO7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6" style:parent-style-name="Normal" style:list-style-name="LFO7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7" style:parent-style-name="Normal" style:list-style-name="LFO7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8" style:parent-style-name="Normal" style:list-style-name="LFO7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9" style:parent-style-name="Normal" style:family="paragraph">
      <style:paragraph-properties fo:margin-top="0.0694in" fo:margin-bottom="0.0694in" fo:line-height="100%"/>
    </style:style>
    <style:style style:name="T70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71" style:parent-style-name="Normal" style:list-style-name="LFO8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72" style:parent-style-name="Normal" style:list-style-name="LFO8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73" style:parent-style-name="Normal" style:list-style-name="LFO8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74" style:parent-style-name="Normal" style:list-style-name="LFO8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75" style:parent-style-name="Normal" style:list-style-name="LFO8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76" style:parent-style-name="Normal" style:list-style-name="LFO8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</office:automatic-styles>
  <office:body>
    <office:text text:use-soft-page-breaks="true">
      <text:p text:style-name="P1">Noter til "Error Handling"</text:p>
      <text:p text:style-name="P2"><text:span text:style-name="T3">2. Agenda</text:span></text:p>
      <text:list text:style-name="LFO1" text:continue-numbering="true">
        <text:list-item>
          <text:p text:style-name="P4">Hvad er værre end at gå ned?</text:p>
        </text:list-item>
        <text:list-item>
          <text:p text:style-name="P5">Fejlhåndtering i din kode</text:p>
        </text:list-item>
        <text:list-item>
          <text:p text:style-name="P6">Fejltolerante arkitekturer</text:p>
        </text:list-item>
        <text:list-item>
          <text:p text:style-name="P7">Krigshistorier (real-life eksempler)</text:p>
        </text:list-item>
      </text:list>
      <text:p text:style-name="P8"><text:span text:style-name="T9">3. Hvad er værre end at gå ned?</text:span></text:p>
      <text:list text:style-name="LFO2" text:continue-numbering="true">
        <text:list-item>
          <text:p text:style-name="P10">Rangering af crash scenarier fra bedst til værst:</text:p>
          <text:list text:continue-numbering="true">
            <text:list-item>
              <text:p text:style-name="P11">Applikation virker som forventet og går aldrig ned.</text:p>
            </text:list-item>
            <text:list-item>
              <text:p text:style-name="P12">Applikation går ned på grund af sjældne fejl, som ingen bemærker eller bekymrer sig om.</text:p>
            </text:list-item>
            <text:list-item>
              <text:p text:style-name="P13">Applikation går ned på grund af en almindeligt forekommende fejl.</text:p>
            </text:list-item>
            <text:list-item>
              <text:p text:style-name="P14">Applikation dødvæger og stopper med at svare på grund af en almindelig fejl.</text:p>
            </text:list-item>
            <text:list-item>
              <text:p text:style-name="P15">Applikation går ned længe efter den oprindelige fejl.</text:p>
            </text:list-item>
            <text:list-item>
              <text:p text:style-name="P16">Applikation forårsager datatab og/eller korruption.</text:p>
            </text:list-item>
          </text:list>
        </text:list-item>
      </text:list>
      <text:p text:style-name="P17"><text:span text:style-name="T18">4. Fejlhåndtering i din kode</text:span></text:p>
      <text:list text:style-name="LFO3" text:continue-numbering="true">
        <text:list-item>
          <text:p text:style-name="P19">Brug kun undtagelser, du kan håndtere.</text:p>
        </text:list-item>
        <text:list-item>
          <text:p text:style-name="P20"><text:span text:style-name="T21">Undgå at bruge undtagelser til at håndtere logiske fejl som<text:s/></text:span><text:span text:style-name="T22">NullReferenceException</text:span><text:span text:style-name="T23">.</text:span></text:p>
        </text:list-item>
        <text:list-item>
          <text:p text:style-name="P24">Brug ikke undtagelser til at emulere kontrolflow.</text:p>
        </text:list-item>
      </text:list>
      <text:p text:style-name="P25"><text:span text:style-name="T26">5. Compiler hjælp med fejlhåndtering</text:span></text:p>
      <text:list text:style-name="LFO4" text:continue-numbering="true">
        <text:list-item>
          <text:p text:style-name="P27"><text:span text:style-name="T28">Brug af<text:s/></text:span><text:span text:style-name="T29">out</text:span><text:span text:style-name="T30"><text:s/>parametre i C#:</text:span></text:p>
        </text:list-item>
      </text:list>
      <text:p text:style-name="P31">csharp</text:p>
      <text:p text:style-name="P32">Kopier kode</text:p>
      <text:p text:style-name="P33">public static bool TryParse(string s, out int result);</text:p>
      <text:list text:style-name="LFO4" text:continue-numbering="true">
        <text:list-item>
          <text:p text:style-name="P34">Oprettelse af typer, der indfanger fejl:</text:p>
        </text:list-item>
      </text:list>
      <text:p text:style-name="P35">csharp</text:p>
      <text:p text:style-name="P36">Kopier kode</text:p>
      <text:p text:style-name="P37">public abstract class Option&lt;T&gt; {</text:p>
      <text:p text:style-name="P38"><text:s text:c="4"/>public abstract bool Exists();</text:p>
      <text:p text:style-name="P39"><text:s text:c="4"/>public abstract T Get();</text:p>
      <text:p text:style-name="P40">}</text:p>
      <text:p text:style-name="P41"/>
      <text:p text:style-name="P42">public class Some&lt;T&gt; : Option&lt;T&gt; {</text:p>
      <text:p text:style-name="P43"><text:s text:c="4"/>private T t;</text:p>
      <text:p text:style-name="P44"><text:s text:c="4"/>public Some(T t) { this.t = t; }</text:p>
      <text:p text:style-name="P45"><text:s text:c="4"/>public override bool Exists() =&gt; true;</text:p>
      <text:p text:style-name="P46"><text:s text:c="4"/>public override T Get() =&gt; t;</text:p>
      <text:p text:style-name="P47">}</text:p>
      <text:p text:style-name="P48"/>
      <text:p text:style-name="P49">public class None&lt;T&gt; : Option&lt;T&gt; {</text:p>
      <text:soft-page-break/>
      <text:p text:style-name="P50"><text:s text:c="4"/>public override bool Exists() =&gt; false;</text:p>
      <text:p text:style-name="P51"><text:s text:c="4"/>public override T Get() =&gt; throw new Exception();</text:p>
      <text:p text:style-name="P52">}</text:p>
      <text:p text:style-name="P53"><text:span text:style-name="T54">6. Dynamiske typelanguages</text:span></text:p>
      <text:list text:style-name="LFO5" text:continue-numbering="true">
        <text:list-item>
          <text:p text:style-name="P55">Eksempler: JavaScript, PHP, Python</text:p>
        </text:list-item>
        <text:list-item>
          <text:p text:style-name="P56">Variabler kan tildeles og omfordeles til noget som helst.</text:p>
        </text:list-item>
        <text:list-item>
          <text:p text:style-name="P57">Ingen kontrol for returtype af funktioner matcher.</text:p>
        </text:list-item>
      </text:list>
      <text:p text:style-name="P58"><text:span text:style-name="T59">7. Linting og Advarsler</text:span></text:p>
      <text:list text:style-name="LFO6" text:continue-numbering="true">
        <text:list-item>
          <text:p text:style-name="P60">Advarsler kommer fra compileren – lyt til dem!</text:p>
        </text:list-item>
        <text:list-item>
          <text:p text:style-name="P61">Linting er et separat værktøj (eks. Resharper, Sonarlint).</text:p>
        </text:list-item>
        <text:list-item>
          <text:p text:style-name="P62">Behandl altid advarsler som fejl – de er advarsler af en grund.</text:p>
        </text:list-item>
      </text:list>
      <text:p text:style-name="P63"><text:span text:style-name="T64">8. Fejltolerante Arkitekturer</text:span></text:p>
      <text:list text:style-name="LFO7" text:continue-numbering="true">
        <text:list-item>
          <text:p text:style-name="P65">Håndtering af fejl gennem:</text:p>
          <text:list text:continue-numbering="true">
            <text:list-item>
              <text:p text:style-name="P66">Redundans (tænk Netflix).</text:p>
            </text:list-item>
            <text:list-item>
              <text:p text:style-name="P67">Reduceret kapabilitet.</text:p>
            </text:list-item>
          </text:list>
        </text:list-item>
        <text:list-item>
          <text:p text:style-name="P68">Test af fejlhåndtering: Chaos Engineering.</text:p>
        </text:list-item>
      </text:list>
      <text:p text:style-name="P69"><text:span text:style-name="T70">9. Krigshistorier</text:span></text:p>
      <text:list text:style-name="LFO8" text:continue-numbering="true">
        <text:list-item>
          <text:p text:style-name="P71">Forvent skrald, når du interfacer med andre systemer eller brugerinput, og håndter det ved at sanitisere dit input.</text:p>
        </text:list-item>
        <text:list-item>
          <text:p text:style-name="P72">Strategier ved hukommelsesudløb:</text:p>
          <text:list text:continue-numbering="true">
            <text:list-item>
              <text:p text:style-name="P73">Crash.</text:p>
            </text:list-item>
            <text:list-item>
              <text:p text:style-name="P74">Fang fejlen og alarmer brugeren (hvis muligt).</text:p>
            </text:list-item>
            <text:list-item>
              <text:p text:style-name="P75">Fang fejlen og prøv at fortsætte.</text:p>
            </text:list-item>
            <text:list-item>
              <text:p text:style-name="P76">Aldrig løb tør for hukommelse.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Overskrift5" style:display-name="Overskrift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Overskrift6" style:display-name="Overskrift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Overskrift7" style:display-name="Overskrift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Overskrift8" style:display-name="Overskrift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Overskrift9" style:display-name="Overskrift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Overskrift1Tegn" style:display-name="Overskrift 1 Tegn" style:family="text" style:parent-style-name="Standardskrifttypeiafsni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Overskrift2Tegn" style:display-name="Overskrift 2 Tegn" style:family="text" style:parent-style-name="Standardskrifttypeiafsni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Overskrift3Tegn" style:display-name="Overskrift 3 Tegn" style:family="text" style:parent-style-name="Standardskrifttypeiafsnit">
      <style:text-properties style:font-name-asian="Times New Roman" style:font-name-complex="Times New Roman" fo:color="#0F4761" fo:font-size="14pt" style:font-size-asian="14pt" style:font-size-complex="14pt"/>
    </style:style>
    <style:style style:name="Overskrift4Tegn" style:display-name="Overskrift 4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0F4761"/>
    </style:style>
    <style:style style:name="Overskrift5Tegn" style:display-name="Overskrift 5 Tegn" style:family="text" style:parent-style-name="Standardskrifttypeiafsnit">
      <style:text-properties style:font-name-asian="Times New Roman" style:font-name-complex="Times New Roman" fo:color="#0F4761"/>
    </style:style>
    <style:style style:name="Overskrift6Tegn" style:display-name="Overskrift 6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595959"/>
    </style:style>
    <style:style style:name="Overskrift7Tegn" style:display-name="Overskrift 7 Tegn" style:family="text" style:parent-style-name="Standardskrifttypeiafsnit">
      <style:text-properties style:font-name-asian="Times New Roman" style:font-name-complex="Times New Roman" fo:color="#595959"/>
    </style:style>
    <style:style style:name="Overskrift8Tegn" style:display-name="Overskrift 8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272727"/>
    </style:style>
    <style:style style:name="Overskrift9Tegn" style:display-name="Overskrift 9 Tegn" style:family="text" style:parent-style-name="Standardskrifttypeiafsnit">
      <style:text-properties style:font-name-asian="Times New Roman" style:font-name-complex="Times New Roman" fo:color="#272727"/>
    </style:style>
    <style:style style:name="Titel" style:display-name="Titel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Tegn" style:display-name="Titel Tegn" style:family="text" style:parent-style-name="Standardskrifttypeiafsni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dertitel" style:display-name="Undertitel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dertitelTegn" style:display-name="Undertitel Tegn" style:family="text" style:parent-style-name="Standardskrifttypeiafsni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" style:display-name="C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Tegn" style:display-name="Citat Tegn" style:family="text" style:parent-style-name="Standardskrifttypeiafsnit">
      <style:text-properties fo:font-style="italic" style:font-style-asian="italic" style:font-style-complex="italic" fo:color="#404040"/>
    </style:style>
    <style:style style:name="Listeafsnit" style:display-name="Listeafsni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Kraftigfremhævning" style:display-name="Kraftig fremhævning" style:family="text" style:parent-style-name="Standardskrifttypeiafsnit">
      <style:text-properties fo:font-style="italic" style:font-style-asian="italic" style:font-style-complex="italic" fo:color="#0F4761"/>
    </style:style>
    <style:style style:name="Stærktcitat" style:display-name="Stærkt citat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StærktcitatTegn" style:display-name="Stærkt citat Tegn" style:family="text" style:parent-style-name="Standardskrifttypeiafsnit">
      <style:text-properties fo:font-style="italic" style:font-style-asian="italic" style:font-style-complex="italic" fo:color="#0F4761"/>
    </style:style>
    <style:style style:name="Kraftighenvisning" style:display-name="Kraftig henvisning" style:family="text" style:parent-style-name="Standardskrifttypeiafsni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 fo:hyphenate="false"/>
    </style:style>
    <style:style style:name="Stærk" style:display-name="Stærk" style:family="text" style:parent-style-name="Standardskrifttypeiafsnit">
      <style:text-properties fo:font-weight="bold" style:font-weight-asian="bold" style:font-weight-complex="bold"/>
    </style:style>
    <style:style style:name="HTML-kode" style:display-name="HTML-kode" style:family="text" style:parent-style-name="Standardskrifttypeiafsnit">
      <style:text-properties style:font-name="Courier New" style:font-name-asian="Times New Roman" style:font-name-complex="Courier New" fo:font-size="10pt" style:font-size-asian="10pt" style:font-size-complex="10pt"/>
    </style:style>
    <style:style style:name="FormateretHTML" style:display-name="Formateret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 fo:hyphenate="false"/>
    </style:style>
    <style:style style:name="FormateretHTMLTegn" style:display-name="Formateret HTML Tegn" style:family="text" style:parent-style-name="Standardskrifttypeiafsni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hljs-function" style:display-name="hljs-function" style:family="text" style:parent-style-name="Standardskrifttypeiafsnit"/>
    <style:style style:name="hljs-keyword" style:display-name="hljs-keyword" style:family="text" style:parent-style-name="Standardskrifttypeiafsnit"/>
    <style:style style:name="hljs-built_in" style:display-name="hljs-built_in" style:family="text" style:parent-style-name="Standardskrifttypeiafsnit"/>
    <style:style style:name="hljs-title" style:display-name="hljs-title" style:family="text" style:parent-style-name="Standardskrifttypeiafsnit"/>
    <style:style style:name="hljs-params" style:display-name="hljs-params" style:family="text" style:parent-style-name="Standardskrifttypeiafsnit"/>
    <style:style style:name="hljs-literal" style:display-name="hljs-literal" style:family="text" style:parent-style-name="Standardskrifttypeiafsni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2"/>
      <number:text>%2%.</number:text>
    </number:num-list-format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kkel Mertz</meta:initial-creator>
    <dc:creator>Mikkel Mertz</dc:creator>
    <meta:creation-date>2024-06-02T01:37:00Z</meta:creation-date>
    <dc:date>2024-06-02T01:37:00Z</dc:date>
    <meta:template xlink:href="Normal" xlink:type="simple"/>
    <meta:editing-cycles>1</meta:editing-cycles>
    <meta:editing-duration>PT0S</meta:editing-duration>
    <meta:document-statistic meta:page-count="2" meta:paragraph-count="4" meta:word-count="314" meta:character-count="2230" meta:row-count="16" meta:non-whitespace-character-count="1920"/>
  </office:meta>
</office:document-meta>
</file>